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A00000049F38FAB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49cm" svg:height="1.965cm" svg:x="7.902cm" svg:y="1.568cm">
            <draw:image xlink:href="Pictures/100000000000007A00000049F38FAB2F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  <table:table-cell office:value-type="string" calcext:value-type="string">
            <text:p>Column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 style:data-style-name="N2" text:time-value="23:40:01.55467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6:35:58.578256771</meta:creation-date>
    <dc:date>2014-04-29T23:40:58.146773346</dc:date>
    <meta:editing-duration>P0D</meta:editing-duration>
    <meta:editing-cycles>3</meta:editing-cycles>
    <meta:generator>LibreOffice/4.2.3.3$Linux_X86_64 LibreOffice_project/420m0$Build-3</meta:generator>
    <dc:creator>Tomaž Vajngerl</dc:creator>
    <meta:document-statistic meta:table-count="1" meta:cell-count="18" meta:object-count="1"/>
  </office:meta>
</office:document-meta>
</file>